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2pt" fo:font-size="12pt" style:font-size-complex="12pt"/>
    </style:style>
    <style:style style:name="P2" style:parent-style-name="Table_20_Contents" style:family="paragraph">
      <style:text-properties style:font-size-asian="12pt" fo:font-size="12pt" style:font-size-complex="12pt"/>
    </style:style>
    <style:style style:name="P3" style:parent-style-name="Standard" style:family="paragraph">
      <style:text-properties style:font-size-asian="12pt" fo:font-size="12pt" style:font-size-complex="12pt"/>
    </style:style>
    <style:style style:name="T1" style:family="text">
      <style:text-properties style:font-size-asian="12pt" fo:font-size="12pt" style:font-size-complex="12pt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Bidule</text:p>
      <text:p>Hello</text:p>
      <text:p><office:annotation><dc:creator>POD</dc:creator><dc:date>2008-01-21T08:38:04</dc:date><text:p>Error while evaluating the expression "'&lt;text:p&gt;' + p.name + '&lt;/text:p&gt;" defined in the "from" part of a statement.</text:p><text:p> exceptions.SyntaxError: EOL while scanning single-quoted string (line 1)</text:p></office:annotation></text:p>
      <text:p><office:annotation><dc:creator>POD</dc:creator><dc:date>2008-01-21T08:38:05</dc:date><text:p>Error while evaluating the expression "'&lt;text:p&gt;' + p.name + '&lt;/text:p&gt;" defined in the "from" part of a statement.</text:p><text:p> exceptions.SyntaxError: EOL while scanning single-quoted string (line 1)</text:p></office:annotation></text:p>
      <text:p><office:annotation><dc:creator>POD</dc:creator><dc:date>2008-01-21T08:38:05</dc:date><text:p>Error while evaluating the expression "'&lt;text:p&gt;' + p.name + '&lt;/text:p&gt;" defined in the "from" part of a statement.</text:p><text:p> exceptions.SyntaxError: EOL while scanning single-quoted string (line 1)</text:p></office:annotation></text:p>
      <text:p><office:annotation><dc:creator>POD</dc:creator><dc:date>2008-01-21T08:38:05</dc:date><text:p>Error while evaluating the expression "'&lt;text:p&gt;' + p.name + '&lt;/text:p&gt;" defined in the "from" part of a statement.</text:p><text:p> exceptions.SyntaxError: EOL while scanning single-quoted string (line 1)</text:p></office:annotation></text:p>
      <text:p><office:annotation><dc:creator>POD</dc:creator><dc:date>2008-01-21T08:38:05</dc:date><text:p>Error while evaluating the expression "'&lt;text:p&gt;' + p.name + '&lt;/text:p&gt;" defined in the "from" part of a statement.</text:p><text:p> exceptions.SyntaxError: EOL while scanning single-quoted string (line 1)</text:p></office:annotation></text:p>
      <text:p><office:annotation><dc:creator>POD</dc:creator><dc:date>2008-01-21T08:38:05</dc:date><text:p>Error while evaluating the expression "'&lt;text:p&gt;' + p.name + '&lt;/text:p&gt;" defined in the "from" part of a statement.</text:p><text:p> exceptions.SyntaxError: EOL while scanning single-quoted string (line 1)</text:p></office:annotation></text:p>
      <text:p><office:annotation><dc:creator>POD</dc:creator><dc:date>2008-01-21T08:38:05</dc:date><text:p>Error while evaluating the expression "'&lt;text:p&gt;' + p.name + '&lt;/text:p&gt;" defined in the "from" part of a statement.</text:p><text:p> exceptions.SyntaxError: EOL while scanning single-quoted string (line 1)</text:p></office:annotation></text:p>
      <text:p><office:annotation><dc:creator>POD</dc:creator><dc:date>2008-01-21T08:38:05</dc:date><text:p>Error while evaluating the expression "'&lt;text:p&gt;' + p.name + '&lt;/text:p&gt;" defined in the "from" part of a statement.</text:p><text:p> exceptions.SyntaxError: EOL while scanning single-quoted string (line 1)</text:p></office:annotation></text:p>
      <text:p>P1</text:p>
      <text:p>P2</text:p>
      <text:p>P3</text:p>
      <text:p>P4</text:p>
      <text:p>P5</text:p>
      <text:p>P6</text:p>
      <text:p>P7</text:p>
      <text:p>P8</text:p>
      <text:p text:style-name="P1"/>
      <table:table table:name="Tableau1" table:style-name="Tableau1">
        <table:table-column table:style-name="Tableau1.A"/>
        <table:table-row>
          <table:table-cell office:value-type="string" table:style-name="Tableau1.A1">
            <text:p text:style-name="P2">This <office:annotation><dc:creator>POD</dc:creator><dc:date>2008-01-21T08:38:05</dc:date><text:p>Syntax error while parsing a note whose content is "[u'do table', u'do table again !', u'from anywhere']". In a note, you may specify at most 2 lines: a pod statement and a "from" clause. A Pod statement has the form: do {element} [{command} {expression}]. {element} identifies the part of the document that will be impacted by the command. It must be one of ('text', 'title', 'section', 'table', 'row', 'cell'). Optional {command} can be "if" (conditional inclusion of the element) or "for" (multiple inclusion of the element). For an "if" command, {expression} is any Python expression. For a "for" command, {expression} must be of the form: {name} in {expression}. {name} must be a Python variable name. It is the name of the iteration variable. {expression} is a Python expression that, when evaluated, produces a Python sequence (tuple, string, list, etc). A "from" clause has the form: from {expression}, where {expression} is a Python expression that, when evaluated, produces a valid chunk of odt content that will be inserted instead of the element that is the target of the note.</text:p></office:annotation>will generate a line of text which is not readable.</text:p>
          </table:table-cell>
        </table:table-row>
      </table:table>
      <text:p text:style-name="P1"/>
      <text:p text:style-name="P1">Error in <office:annotation><dc:creator>POD</dc:creator><dc:date>2008-01-21T08:38:05</dc:date><text:p>Syntax error in "from" clause "fro m 'Hello'". A "from" clause has the form: from {expression}, where {expression} is a Python expression that, when evaluated, produces a valid chunk of odt content that will be inserted instead of the element that is the target of the note.</text:p></office:annotation>the 'from' claus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" fo:font-size="12pt" style:font-size-complex="12pt" style:country-asian="FR" fo:hyphenation-remain-char-count="2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" fo:font-size="14pt" style:font-name-complex="DejaVu Sans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1-21T08:34:30</dc:date>
    <dc:language>fr-FR</dc:language>
    <meta:editing-cycles>14</meta:editing-cycles>
    <meta:editing-duration>PT4H42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57" meta:character-count="315"/>
  </office:meta>
</office:document-meta>
</file>